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abla1" style:family="table">
      <style:table-properties style:width="16.268cm" table:align="right"/>
    </style:style>
    <style:style style:name="Tabla1.A" style:family="table-column">
      <style:table-column-properties style:column-width="2.695cm"/>
    </style:style>
    <style:style style:name="Tabla1.B" style:family="table-column">
      <style:table-column-properties style:column-width="4.106cm"/>
    </style:style>
    <style:style style:name="Tabla1.C" style:family="table-column">
      <style:table-column-properties style:column-width="3.792cm"/>
    </style:style>
    <style:style style:name="Tabla1.D" style:family="table-column">
      <style:table-column-properties style:column-width="5.674cm"/>
    </style:style>
    <style:style style:name="Tabla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703cm"/>
    </style:style>
    <style:style style:name="Táboa15.C" style:family="table-column">
      <style:table-column-properties style:column-width="3.704cm"/>
    </style:style>
    <style:style style:name="Táboa15.D" style:family="table-column">
      <style:table-column-properties style:column-width="5.166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703cm"/>
    </style:style>
    <style:style style:name="Táboa11.C" style:family="table-column">
      <style:table-column-properties style:column-width="3.704cm"/>
    </style:style>
    <style:style style:name="Táboa11.D" style:family="table-column">
      <style:table-column-properties style:column-width="5.166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.4" style:family="table-row">
      <style:table-row-properties style:min-row-height="0.399cm"/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703cm"/>
    </style:style>
    <style:style style:name="Táboa18.C" style:family="table-column">
      <style:table-column-properties style:column-width="3.704cm"/>
    </style:style>
    <style:style style:name="Táboa18.D" style:family="table-column">
      <style:table-column-properties style:column-width="5.166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1" style:family="table">
      <style:table-properties style:width="16.268cm" table:align="right"/>
    </style:style>
    <style:style style:name="Táboa21.A" style:family="table-column">
      <style:table-column-properties style:column-width="2.695cm"/>
    </style:style>
    <style:style style:name="Táboa21.B" style:family="table-column">
      <style:table-column-properties style:column-width="4.703cm"/>
    </style:style>
    <style:style style:name="Táboa21.C" style:family="table-column">
      <style:table-column-properties style:column-width="3.704cm"/>
    </style:style>
    <style:style style:name="Táboa21.D" style:family="table-column">
      <style:table-column-properties style:column-width="5.166cm"/>
    </style:style>
    <style:style style:name="Táboa2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d1c5c" officeooo:paragraph-rsid="006d1c5c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d1c5c" style:font-size-asian="8pt" style:font-size-complex="8pt"/>
    </style:style>
    <style:style style:name="P8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d1c5c" style:font-size-asian="8pt" style:font-size-complex="8pt"/>
    </style:style>
    <style:style style:name="P9" style:family="paragraph" style:parent-style-name="Text_20_body" style:list-style-name="L1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color="#555555" loext:opacity="100%" style:font-name="Calibri" fo:font-size="7pt" officeooo:rsid="0061f53c" officeooo:paragraph-rsid="00be243b" style:font-size-asian="7pt" style:font-size-complex="7pt"/>
    </style:style>
    <style:style style:name="P10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a54c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a54ce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6pt" officeooo:rsid="00ba54ce" officeooo:paragraph-rsid="00ba54ce" style:font-size-asian="6pt" style:font-size-complex="6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ba54ce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ba54ce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ba54ce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9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bb0e2d" officeooo:paragraph-rsid="00bb0e2d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83af09" style:font-size-asian="6pt" style:font-size-complex="6pt"/>
    </style:style>
    <style:style style:name="P25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28" style:family="paragraph" style:parent-style-name="Standard">
      <style:text-properties style:font-name="Calibri" fo:font-size="6pt" officeooo:rsid="008ca671" officeooo:paragraph-rsid="00928ad3" style:font-size-asian="5.25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928ad3" style:font-size-asian="6pt" style:font-size-complex="6pt"/>
    </style:style>
    <style:style style:name="P30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33" style:family="paragraph" style:parent-style-name="Standard">
      <style:text-properties style:font-name="Calibri" fo:font-size="6pt" officeooo:rsid="008bbe6b" officeooo:paragraph-rsid="008bbe6b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6pt" officeooo:rsid="00bc07ee" officeooo:paragraph-rsid="008bbe6b" style:font-size-asian="6pt" style:font-size-complex="6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6pt" officeooo:rsid="00bc07ee" officeooo:paragraph-rsid="00bc07ee" style:font-size-asian="6pt" style:font-size-complex="6pt"/>
    </style:style>
    <style:style style:name="P36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b5021b" style:font-size-asian="6pt" style:font-size-complex="6pt"/>
    </style:style>
    <style:style style:name="P39" style:family="paragraph" style:parent-style-name="Standard">
      <style:text-properties style:font-name="Calibri" fo:font-size="6pt" officeooo:rsid="00bc07ee" officeooo:paragraph-rsid="00bc07ee" style:font-size-asian="5.25pt" style:font-size-complex="6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b5021b" style:font-size-asian="6pt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bbd55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7bbd55" style:font-size-asian="6pt" style:font-size-complex="6pt"/>
    </style:style>
    <style:style style:name="P43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bbd55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725b6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6pt" officeooo:rsid="00bcdf80" officeooo:paragraph-rsid="00bcdf80" style:font-size-asian="6pt" style:font-size-complex="6pt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793488" style:font-size-asian="6pt" style:font-size-complex="6pt"/>
    </style:style>
    <style:style style:name="P47" style:family="paragraph" style:parent-style-name="Standard">
      <style:text-properties style:font-name="Calibri" fo:font-size="6pt" officeooo:rsid="00bcdf80" officeooo:paragraph-rsid="00bcdf80" style:font-size-asian="5.25pt" style:font-size-complex="6pt"/>
    </style:style>
    <style:style style:name="P48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49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5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5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54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55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56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57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60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6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63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officeooo:rsid="00bda8e2"/>
    </style:style>
    <style:style style:name="T7" style:family="text">
      <style:text-properties officeooo:rsid="00b00e34"/>
    </style:style>
    <style:style style:name="T8" style:family="text">
      <style:text-properties fo:font-weight="bold" officeooo:rsid="00bda8e2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6d1c5c"/>
    </style:style>
    <style:style style:name="T11" style:family="text">
      <style:text-properties fo:font-weight="bold" officeooo:rsid="00bfcf65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ba54ce" style:font-weight-asian="bold" style:font-weight-complex="bold"/>
    </style:style>
    <style:style style:name="T14" style:family="text">
      <style:text-properties officeooo:rsid="00830681"/>
    </style:style>
    <style:style style:name="T15" style:family="text">
      <style:text-properties style:text-underline-style="solid" style:text-underline-width="auto" style:text-underline-color="font-color" fo:font-weight="bold" officeooo:rsid="00bb0e2d" style:font-weight-asian="bold" style:font-weight-complex="bold"/>
    </style:style>
    <style:style style:name="T16" style:family="text">
      <style:text-properties officeooo:rsid="00bb0e2d"/>
    </style:style>
    <style:style style:name="T17" style:family="text">
      <style:text-properties officeooo:rsid="00bc07ee"/>
    </style:style>
    <style:style style:name="T18" style:family="text">
      <style:text-properties officeooo:rsid="007631da"/>
    </style:style>
    <style:style style:name="T19" style:family="text">
      <style:text-properties style:text-underline-style="solid" style:text-underline-width="auto" style:text-underline-color="font-color" fo:font-weight="bold" officeooo:rsid="00bc07ee" style:font-weight-asian="bold" style:font-weight-complex="bold"/>
    </style:style>
    <style:style style:name="T20" style:family="text">
      <style:text-properties officeooo:rsid="008bbe6b"/>
    </style:style>
    <style:style style:name="T21" style:family="text">
      <style:text-properties officeooo:rsid="008c7052"/>
    </style:style>
    <style:style style:name="T22" style:family="text">
      <style:text-properties officeooo:rsid="007725b6"/>
    </style:style>
    <style:style style:name="T23" style:family="text">
      <style:text-properties officeooo:rsid="007bbd55"/>
    </style:style>
    <style:style style:name="T24" style:family="text">
      <style:text-properties style:text-underline-style="solid" style:text-underline-width="auto" style:text-underline-color="font-color" fo:font-weight="bold" officeooo:rsid="007725b6" style:font-weight-asian="bold" style:font-weight-complex="bold"/>
    </style:style>
    <style:style style:name="T25" style:family="text">
      <style:text-properties officeooo:rsid="007b148a"/>
    </style:style>
    <style:style style:name="T26" style:family="text">
      <style:text-properties officeooo:rsid="00bcdf80"/>
    </style:style>
    <style:style style:name="T27" style:family="text">
      <style:text-properties officeooo:rsid="00ad3a34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officeooo:rsid="0045b236"/>
    </style:style>
    <style:style style:name="T30" style:family="text">
      <style:text-properties fo:font-weight="bold" officeooo:rsid="0052e7b1" style:font-weight-asian="bold" style:font-weight-complex="bold"/>
    </style:style>
    <style:style style:name="T31" style:family="text">
      <style:text-properties officeooo:rsid="00b86f7b"/>
    </style:style>
    <style:style style:name="T32" style:family="text">
      <style:text-properties officeooo:rsid="0052e7b1"/>
    </style:style>
    <style:style style:name="T33" style:family="text">
      <style:text-properties fo:font-weight="bold" officeooo:rsid="00b86f7b" style:font-weight-asian="bold" style:font-weight-complex="bold"/>
    </style:style>
    <style:style style:name="T34" style:family="text">
      <style:text-properties officeooo:rsid="00473204"/>
    </style:style>
    <style:style style:name="T35" style:family="text">
      <style:text-properties officeooo:rsid="0049239d"/>
    </style:style>
    <style:style style:name="T36" style:family="text">
      <style:text-properties officeooo:rsid="004a73ec"/>
    </style:style>
    <style:style style:name="T37" style:family="text">
      <style:text-properties officeooo:rsid="004d1803"/>
    </style:style>
    <style:style style:name="T38" style:family="text">
      <style:text-properties fo:font-weight="bold" officeooo:rsid="004d1803" style:font-weight-asian="bold" style:font-weight-complex="bold"/>
    </style:style>
    <style:style style:name="T39" style:family="text">
      <style:text-properties fo:font-weight="bold" officeooo:rsid="004e2278" style:font-weight-asian="bold" style:font-weight-complex="bold"/>
    </style:style>
    <style:style style:name="T40" style:family="text">
      <style:text-properties officeooo:rsid="004e227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Crea las tablas para el mantenimiento de los datos de<text:span text:style-name="T6">l Club Náutico </text:span><text:span text:style-name="T7">que se desea instalar en la localidad de TEIS</text:span>, realizando un script con el nombre de <text:span text:style-name="T8">ClubNautico</text:span><text:span text:style-name="T9">TEIS.sql</text:span> con los comandos necesarios. Cada una de las sentencias SQL asociadas a la creación de tablas deberá ir precedida de un comentario explicativo (-- al principio de la línea). Incluye las restricciones (<text:span text:style-name="T9">constraints</text:span>) pedidas y otras que consideres oportunas.</text:p>
            <text:p text:style-name="P6"><text:span text:style-name="T10">ENUNCIADO</text:span>:</text:p>
            <text:p text:style-name="P7">El Concello de Vigo desea <text:span text:style-name="T6">controla la información del Club Náutico de TEIS</text:span>.</text:p>
            <text:p text:style-name="P8">La gerente, Gumersinda, ha aportado la siguiente información:</text:p>
            <text:list text:style-name="L1">
              <text:list-item>
                <text:p text:style-name="P9">De cada <text:span text:style-name="Strong_20_Emphasis">Empleado</text:span> se desea conocer su identificador, nombre, dirección, teléfono y especialidad. Todos los campos deben contener datos salvo la especialidad, que puede quedar vacía.</text:p>
              </text:list-item>
              <text:list-item>
                <text:p text:style-name="P9">De cada <text:span text:style-name="Strong_20_Emphasis">Socio</text:span> se desea guardar su número de socio, NIF, nombre, apellidos, dirección, teléfono y fecha de ingreso. Todos los campos deben tener contenido, y el NIF no debe repetirse.</text:p>
              </text:list-item>
              <text:list-item>
                <text:p text:style-name="P9">Cada <text:span text:style-name="Strong_20_Emphasis">Embarcación</text:span> pertenece a un único socio y se identifica mediante su matrícula. De cada una se desea conocer además su nombre (único), dimensión, tipo y otros datos complementarios que pueden quedar vacíos.</text:p>
              </text:list-item>
              <text:list-item>
                <text:p text:style-name="P9">El puerto se divide en distintas <text:span text:style-name="Strong_20_Emphasis">Zonas</text:span>, identificadas por una letra. De cada zona interesa conocer su tipo, la profundidad media y la anchura media.</text:p>
              </text:list-item>
              <text:list-item>
                <text:p text:style-name="P9">En cada zona hay varios <text:span text:style-name="Strong_20_Emphasis">Amarres</text:span> identificados por un número. De cada amarre se guarda si dispone de boca de agua, punto de luz, su coste mensual de mantenimiento y la zona a la que pertenece.</text:p>
              </text:list-item>
              <text:list-item>
                <text:p text:style-name="P9">Los socios pueden <text:span text:style-name="Strong_20_Emphasis">comprar amarres</text:span>. De cada compra se almacena el número de amarre, la fecha de compra y el socio que la realiza. Un mismo socio puede adquirir varios amarres, pero un mismo amarre solo puede venderse una vez.</text:p>
              </text:list-item>
              <text:list-item>
                <text:p text:style-name="P9">Cada <text:span text:style-name="Strong_20_Emphasis">Embarcación</text:span> puede <text:span text:style-name="Strong_20_Emphasis">ocupar</text:span> un punto de amarre, registrándose la fecha de inicio de la ocupación. Los <text:span text:style-name="Strong_20_Emphasis">Empleados</text:span> del club <text:span text:style-name="Strong_20_Emphasis">atienden</text:span> las distintas zonas.</text:p>
              </text:list-item>
              <text:list-item>
                <text:p text:style-name="P9">De cada <text:span text:style-name="T11">A</text:span><text:span text:style-name="T9">tención</text:span> se desea guardar qué empleado realiza el servicio y en qué zona lo hace.</text:p>
              </text:list-item>
            </text:list>
            <text:p text:style-name="P10"><text:span text:style-name="T10">TABLAS</text:span>:</text:p>
            <text:p text:style-name="P11">Las tablas resultantes son las siguientes:</text:p>
            <text:p text:style-name="P12"><text:span text:style-name="T12">TABLA </text:span><text:span text:style-name="T13">Empleado</text:span><text:span text:style-name="T12">:</text:span> Contiene información <text:span text:style-name="T14">sobre los distintos Hábitats en los que viven las distintas Especies animales del Zoo</text:span>.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13">Nombre Columna</text:p>
                </table:table-cell>
                <table:table-cell table:style-name="Tabla1.A1" office:value-type="string">
                  <text:p text:style-name="P13">Descripción</text:p>
                </table:table-cell>
                <table:table-cell table:style-name="Tabla1.A1" office:value-type="string">
                  <text:p text:style-name="P13">Tipo dato</text:p>
                </table:table-cell>
                <table:table-cell table:style-name="Tabla1.D1" office:value-type="string">
                  <text:p text:style-name="P13">Restricciones</text:p>
                </table:table-cell>
              </table:table-row>
              <table:table-row>
                <table:table-cell table:style-name="Tabla1.A2" office:value-type="string">
                  <text:p text:style-name="P14">Empleado</text:p>
                </table:table-cell>
                <table:table-cell table:style-name="Tabla1.A2" office:value-type="string">
                  <text:p text:style-name="P14">Identificador único del empleado</text:p>
                </table:table-cell>
                <table:table-cell table:style-name="Tabla1.A2" office:value-type="string">
                  <text:p text:style-name="P14">Numérico de 4 dígitos</text:p>
                </table:table-cell>
                <table:table-cell table:style-name="Tabla1.D2" office:value-type="string">
                  <text:p text:style-name="P15">Clave primaria.</text:p>
                </table:table-cell>
              </table:table-row>
              <table:table-row>
                <table:table-cell table:style-name="Tabla1.A2" office:value-type="string">
                  <text:p text:style-name="P14">Nombre</text:p>
                </table:table-cell>
                <table:table-cell table:style-name="Tabla1.A2" office:value-type="string">
                  <text:p text:style-name="P14">Nombre del empleado</text:p>
                </table:table-cell>
                <table:table-cell table:style-name="Tabla1.A2" office:value-type="string">
                  <text:p text:style-name="P14">Cadena de texto de 30 caracteres</text:p>
                </table:table-cell>
                <table:table-cell table:style-name="Tabla1.D2" office:value-type="string">
                  <text:p text:style-name="P16">Debe tener contenido</text:p>
                </table:table-cell>
              </table:table-row>
              <table:table-row>
                <table:table-cell table:style-name="Tabla1.A2" office:value-type="string">
                  <text:p text:style-name="P14">Direccion</text:p>
                </table:table-cell>
                <table:table-cell table:style-name="Tabla1.A2" office:value-type="string">
                  <text:p text:style-name="P14">Domicilio del empleado</text:p>
                </table:table-cell>
                <table:table-cell table:style-name="Tabla1.A2" office:value-type="string">
                  <text:p text:style-name="P14">Cadena de texto de 100 caracteres</text:p>
                </table:table-cell>
                <table:table-cell table:style-name="Tabla1.D2" office:value-type="string">
                  <text:p text:style-name="P17">Debe tener contenido</text:p>
                </table:table-cell>
              </table:table-row>
              <table:table-row>
                <table:table-cell table:style-name="Tabla1.A2" office:value-type="string">
                  <text:p text:style-name="P14">Telefono</text:p>
                </table:table-cell>
                <table:table-cell table:style-name="Tabla1.A2" office:value-type="string">
                  <text:p text:style-name="P14">Número de contacto</text:p>
                </table:table-cell>
                <table:table-cell table:style-name="Tabla1.A2" office:value-type="string">
                  <text:p text:style-name="P14">Cadena de texto de 15 caracteres</text:p>
                </table:table-cell>
                <table:table-cell table:style-name="Tabla1.D2" office:value-type="string">
                  <text:p text:style-name="P17">Debe tener contenido</text:p>
                </table:table-cell>
              </table:table-row>
              <table:table-row>
                <table:table-cell table:style-name="Tabla1.A2" office:value-type="string">
                  <text:p text:style-name="P14">Especialidad</text:p>
                </table:table-cell>
                <table:table-cell table:style-name="Tabla1.A2" office:value-type="string">
                  <text:p text:style-name="P14">Especialidad del empleado</text:p>
                </table:table-cell>
                <table:table-cell table:style-name="Tabla1.A2" office:value-type="string">
                  <text:p text:style-name="P14">Cadena de texto de 30 caracteres</text:p>
                </table:table-cell>
                <table:table-cell table:style-name="Tabla1.D2" office:value-type="string">
                  <text:p text:style-name="P17">Puede quedar vacío</text:p>
                </table:table-cell>
              </table:table-row>
            </table:table>
            <text:p text:style-name="P12"><text:span text:style-name="T12">TABLA </text:span><text:span text:style-name="T13">SOCIO</text:span><text:span text:style-name="T12">:</text:span> Contiene <text:span text:style-name="T14">información sobre las distintas Especies animales del Zoo</text:span>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8">Nombre Columna</text:p>
                </table:table-cell>
                <table:table-cell table:style-name="Táboa12.A1" office:value-type="string">
                  <text:p text:style-name="P18">Descripción</text:p>
                </table:table-cell>
                <table:table-cell table:style-name="Táboa12.A1" office:value-type="string">
                  <text:p text:style-name="P18">Tipo dato</text:p>
                </table:table-cell>
                <table:table-cell table:style-name="Táboa12.D1" office:value-type="string">
                  <text:p text:style-name="P18">Restricciones</text:p>
                </table:table-cell>
              </table:table-row>
              <table:table-row>
                <table:table-cell table:style-name="Táboa12.A2" office:value-type="string">
                  <text:p text:style-name="P14">socio</text:p>
                </table:table-cell>
                <table:table-cell table:style-name="Táboa12.A2" office:value-type="string">
                  <text:p text:style-name="P14">Identificador único del socio</text:p>
                </table:table-cell>
                <table:table-cell table:style-name="Táboa12.A2" office:value-type="string">
                  <text:p text:style-name="P14">Número de 4 dígitos</text:p>
                </table:table-cell>
                <table:table-cell table:style-name="Táboa12.D2" office:value-type="string">
                  <text:p text:style-name="P14">Clave primaria</text:p>
                </table:table-cell>
              </table:table-row>
              <table:table-row>
                <table:table-cell table:style-name="Táboa12.A2" office:value-type="string">
                  <text:p text:style-name="P14">NIF</text:p>
                </table:table-cell>
                <table:table-cell table:style-name="Táboa12.A2" office:value-type="string">
                  <text:p text:style-name="P14">Documento de identidad</text:p>
                </table:table-cell>
                <table:table-cell table:style-name="Táboa12.A2" office:value-type="string">
                  <text:p text:style-name="P14">Cadena de texto de 9 caracteres</text:p>
                </table:table-cell>
                <table:table-cell table:style-name="Táboa12.D2" office:value-type="string">
                  <text:p text:style-name="P16">Debe tener contenido</text:p>
                </table:table-cell>
              </table:table-row>
              <table:table-row>
                <table:table-cell table:style-name="Táboa12.A2" office:value-type="string">
                  <text:p text:style-name="P14">nombre</text:p>
                </table:table-cell>
                <table:table-cell table:style-name="Táboa12.A2" office:value-type="string">
                  <text:p text:style-name="P14">Nombre del socio</text:p>
                </table:table-cell>
                <table:table-cell table:style-name="Táboa12.A2" office:value-type="string">
                  <text:p text:style-name="P14">Cadena de texto de 30 caracteres</text:p>
                </table:table-cell>
                <table:table-cell table:style-name="Táboa12.D2" office:value-type="string">
                  <text:p text:style-name="P16">Debe tener contenido</text:p>
                </table:table-cell>
              </table:table-row>
              <table:table-row>
                <table:table-cell table:style-name="Táboa12.A2" office:value-type="string">
                  <text:p text:style-name="P14">apellidos</text:p>
                </table:table-cell>
                <table:table-cell table:style-name="Táboa12.A2" office:value-type="string">
                  <text:p text:style-name="P14">Apellidos del socio</text:p>
                </table:table-cell>
                <table:table-cell table:style-name="Táboa12.A2" office:value-type="string">
                  <text:p text:style-name="P14">Cadena de texto de 50 caracteres</text:p>
                </table:table-cell>
                <table:table-cell table:style-name="Táboa12.D2" office:value-type="string">
                  <text:p text:style-name="P16">Debe tener contenido</text:p>
                </table:table-cell>
              </table:table-row>
              <table:table-row>
                <table:table-cell table:style-name="Táboa12.A2" office:value-type="string">
                  <text:p text:style-name="P14">direccion</text:p>
                </table:table-cell>
                <table:table-cell table:style-name="Táboa12.A2" office:value-type="string">
                  <text:p text:style-name="P14">Domicilio del socio</text:p>
                </table:table-cell>
                <table:table-cell table:style-name="Táboa12.A2" office:value-type="string">
                  <text:p text:style-name="P14">Cadena de texto de 100 caracteres</text:p>
                </table:table-cell>
                <table:table-cell table:style-name="Táboa12.D2" office:value-type="string">
                  <text:p text:style-name="P16">Debe tener contenido</text:p>
                </table:table-cell>
              </table:table-row>
              <table:table-row>
                <table:table-cell table:style-name="Táboa12.A2" office:value-type="string">
                  <text:p text:style-name="P14">telefono</text:p>
                </table:table-cell>
                <table:table-cell table:style-name="Táboa12.A2" office:value-type="string">
                  <text:p text:style-name="P14">Número de contacto</text:p>
                </table:table-cell>
                <table:table-cell table:style-name="Táboa12.A2" office:value-type="string">
                  <text:p text:style-name="P14">Cadena de texto de 15 caracters</text:p>
                </table:table-cell>
                <table:table-cell table:style-name="Táboa12.D2" office:value-type="string">
                  <text:p text:style-name="P16">Debe tener contenido</text:p>
                </table:table-cell>
              </table:table-row>
              <table:table-row>
                <table:table-cell table:style-name="Táboa12.A2" office:value-type="string">
                  <text:p text:style-name="P14">fechaIngreso</text:p>
                </table:table-cell>
                <table:table-cell table:style-name="Táboa12.A2" office:value-type="string">
                  <text:p text:style-name="P14">Fecha de ingreso al club náutico</text:p>
                </table:table-cell>
                <table:table-cell table:style-name="Táboa12.A2" office:value-type="string">
                  <text:p text:style-name="P14">fecha</text:p>
                </table:table-cell>
                <table:table-cell table:style-name="Táboa12.D2" office:value-type="string">
                  <text:p text:style-name="P16">Debe tener contenido</text:p>
                </table:table-cell>
              </table:table-row>
            </table:table>
            <text:p text:style-name="P19"><text:span text:style-name="T12">TABLA </text:span><text:span text:style-name="T15">EMBARCACION</text:span><text:span text:style-name="T12">:</text:span> Contiene información <text:span text:style-name="T14">sobre los distintos Hábitats en los que viven las distintas Especies animales del Zoo</text:span>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20">Nombre Columna</text:p>
                </table:table-cell>
                <table:table-cell table:style-name="Táboa13.A1" office:value-type="string">
                  <text:p text:style-name="P20">Descripción</text:p>
                </table:table-cell>
                <table:table-cell table:style-name="Táboa13.A1" office:value-type="string">
                  <text:p text:style-name="P20">Tipo dato</text:p>
                </table:table-cell>
                <table:table-cell table:style-name="Táboa13.D1" office:value-type="string">
                  <text:p text:style-name="P20">Restricciones</text:p>
                </table:table-cell>
              </table:table-row>
              <table:table-row>
                <table:table-cell table:style-name="Táboa13.A2" office:value-type="string">
                  <text:p text:style-name="P21">Matricula</text:p>
                </table:table-cell>
                <table:table-cell table:style-name="Táboa13.A2" office:value-type="string">
                  <text:p text:style-name="P21">Identificador único de la embarcacion</text:p>
                </table:table-cell>
                <table:table-cell table:style-name="Táboa13.A2" office:value-type="string">
                  <text:p text:style-name="P21">Cadena de texto de 10 caracteres</text:p>
                </table:table-cell>
                <table:table-cell table:style-name="Táboa13.D2" office:value-type="string">
                  <text:p text:style-name="P22">Clave primaria.</text:p>
                </table:table-cell>
              </table:table-row>
              <table:table-row>
                <table:table-cell table:style-name="Táboa13.A2" office:value-type="string">
                  <text:p text:style-name="P21">Nombre</text:p>
                </table:table-cell>
                <table:table-cell table:style-name="Táboa13.A2" office:value-type="string">
                  <text:p text:style-name="P21">Nombre propio del barco</text:p>
                </table:table-cell>
                <table:table-cell table:style-name="Táboa13.A2" office:value-type="string">
                  <text:p text:style-name="P21">Cadena de texto de 30 caracteres</text:p>
                </table:table-cell>
                <table:table-cell table:style-name="Táboa13.D2" office:value-type="string">
                  <text:p text:style-name="P23">Debe tener contenido <text:span text:style-name="T16">y ser único</text:span></text:p>
                </table:table-cell>
              </table:table-row>
              <table:table-row>
                <table:table-cell table:style-name="Táboa13.A2" office:value-type="string">
                  <text:p text:style-name="P21">Dimensión</text:p>
                </table:table-cell>
                <table:table-cell table:style-name="Táboa13.A2" office:value-type="string">
                  <text:p text:style-name="P21">Holgura de la embarcación</text:p>
                </table:table-cell>
                <table:table-cell table:style-name="Táboa13.A2" office:value-type="string">
                  <text:p text:style-name="P21">Numérico de <text:span text:style-name="T17">3</text:span> enteros con 2 decimales</text:p>
                </table:table-cell>
                <table:table-cell table:style-name="Táboa13.D2" office:value-type="string">
                  <text:p text:style-name="P24">Debe tener contenido</text:p>
                </table:table-cell>
              </table:table-row>
              <table:table-row>
                <table:table-cell table:style-name="Táboa13.A2" office:value-type="string">
                  <text:p text:style-name="P21">Tipo</text:p>
                </table:table-cell>
                <table:table-cell table:style-name="Táboa13.A2" office:value-type="string">
                  <text:p text:style-name="P21">Tipo de la embarcación</text:p>
                </table:table-cell>
                <table:table-cell table:style-name="Táboa13.A2" office:value-type="string">
                  <text:p text:style-name="P21">Cadena de texto de 20 caracteres</text:p>
                </table:table-cell>
                <table:table-cell table:style-name="Táboa13.D2" office:value-type="string">
                  <text:p text:style-name="P24">Debe tener contenido</text:p>
                </table:table-cell>
              </table:table-row>
              <table:table-row>
                <table:table-cell table:style-name="Táboa13.A2" office:value-type="string">
                  <text:p text:style-name="P21"><text:soft-page-break/>Otros</text:p>
                </table:table-cell>
                <table:table-cell table:style-name="Táboa13.A2" office:value-type="string">
                  <text:p text:style-name="P21">Información adicional</text:p>
                </table:table-cell>
                <table:table-cell table:style-name="Táboa13.A2" office:value-type="string">
                  <text:p text:style-name="P21">Cadena de texto de 100 caracteres</text:p>
                </table:table-cell>
                <table:table-cell table:style-name="Táboa13.D2" office:value-type="string">
                  <text:p text:style-name="P24">Puede quedar vacío</text:p>
                </table:table-cell>
              </table:table-row>
              <table:table-row>
                <table:table-cell table:style-name="Táboa13.A2" office:value-type="string">
                  <text:p text:style-name="P21">Socio</text:p>
                </table:table-cell>
                <table:table-cell table:style-name="Táboa13.A2" office:value-type="string">
                  <text:p text:style-name="P21">Información de su propietario</text:p>
                </table:table-cell>
                <table:table-cell table:style-name="Táboa13.A2" office:value-type="string">
                  <text:p text:style-name="P21">Numérico de 4 dígitos</text:p>
                </table:table-cell>
                <table:table-cell table:style-name="Táboa13.D2" office:value-type="string">
                  <text:p text:style-name="P21">Clave ajena a la tabla Socio</text:p>
                </table:table-cell>
              </table:table-row>
            </table:table>
            <text:p text:style-name="P25"><text:span text:style-name="T12">TABLA </text:span><text:span text:style-name="T15">ZONA</text:span><text:span text:style-name="T12">:</text:span> Contiene <text:span text:style-name="T18">información</text:span>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26">Nombre Columna</text:p>
                </table:table-cell>
                <table:table-cell table:style-name="Táboa16.A1" office:value-type="string">
                  <text:p text:style-name="P26">Descripción</text:p>
                </table:table-cell>
                <table:table-cell table:style-name="Táboa16.A1" office:value-type="string">
                  <text:p text:style-name="P26">Tipo dato</text:p>
                </table:table-cell>
                <table:table-cell table:style-name="Táboa16.D1" office:value-type="string">
                  <text:p text:style-name="P26">Restricciones</text:p>
                </table:table-cell>
              </table:table-row>
              <table:table-row>
                <table:table-cell table:style-name="Táboa16.A2" office:value-type="string">
                  <text:p text:style-name="P21">Letra</text:p>
                </table:table-cell>
                <table:table-cell table:style-name="Táboa16.A2" office:value-type="string">
                  <text:p text:style-name="P21">Identificador único de la zona</text:p>
                </table:table-cell>
                <table:table-cell table:style-name="Táboa16.A2" office:value-type="string">
                  <text:p text:style-name="P21">Un carácterer</text:p>
                </table:table-cell>
                <table:table-cell table:style-name="Táboa16.D2" office:value-type="string">
                  <text:p text:style-name="P27">Clave primaria</text:p>
                </table:table-cell>
              </table:table-row>
              <table:table-row>
                <table:table-cell table:style-name="Táboa16.A2" office:value-type="string">
                  <text:p text:style-name="P21">Tipo</text:p>
                </table:table-cell>
                <table:table-cell table:style-name="Táboa16.A2" office:value-type="string">
                  <text:p text:style-name="P21">Información adicional de la zona</text:p>
                </table:table-cell>
                <table:table-cell table:style-name="Táboa16.A2" office:value-type="string">
                  <text:p text:style-name="P21">Cadena de texto de 20 caracteres</text:p>
                </table:table-cell>
                <table:table-cell table:style-name="Táboa16.D2" office:value-type="string">
                  <text:p text:style-name="P28">Debe tener contenido</text:p>
                </table:table-cell>
              </table:table-row>
              <table:table-row>
                <table:table-cell table:style-name="Táboa16.A2" office:value-type="string">
                  <text:p text:style-name="P21">Profundidad</text:p>
                </table:table-cell>
                <table:table-cell table:style-name="Táboa16.A2" office:value-type="string">
                  <text:p text:style-name="P21">Profundidad media de la zona</text:p>
                </table:table-cell>
                <table:table-cell table:style-name="Táboa16.A2" office:value-type="string">
                  <text:p text:style-name="P21">Número de 3 enteros y un decimal</text:p>
                </table:table-cell>
                <table:table-cell table:style-name="Táboa16.D2" office:value-type="string">
                  <text:p text:style-name="P27">Debe tener contenido</text:p>
                </table:table-cell>
              </table:table-row>
              <table:table-row>
                <table:table-cell table:style-name="Táboa16.A2" office:value-type="string">
                  <text:p text:style-name="P21">Anchura</text:p>
                </table:table-cell>
                <table:table-cell table:style-name="Táboa16.A2" office:value-type="string">
                  <text:p text:style-name="P21">Anchura media de la zona</text:p>
                </table:table-cell>
                <table:table-cell table:style-name="Táboa16.A2" office:value-type="string">
                  <text:p text:style-name="P21">Número de 3 enteros y un decimal</text:p>
                </table:table-cell>
                <table:table-cell table:style-name="Táboa16.D2" office:value-type="string">
                  <text:p text:style-name="P29">Debe tener contenido</text:p>
                </table:table-cell>
              </table:table-row>
            </table:table>
            <text:p text:style-name="P30"><text:span text:style-name="T12">TABLA </text:span><text:span text:style-name="T19">AMARRE</text:span><text:span text:style-name="T12">:</text:span> Contiene <text:span text:style-name="T20">información de cada persona que presta atención a las Especies animales</text:span>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31">Nombre Columna</text:p>
                </table:table-cell>
                <table:table-cell table:style-name="Táboa15.A1" office:value-type="string">
                  <text:p text:style-name="P31">Descripción</text:p>
                </table:table-cell>
                <table:table-cell table:style-name="Táboa15.A1" office:value-type="string">
                  <text:p text:style-name="P31">Tipo dato</text:p>
                </table:table-cell>
                <table:table-cell table:style-name="Táboa15.D1" office:value-type="string">
                  <text:p text:style-name="P31">Restricciones</text:p>
                </table:table-cell>
              </table:table-row>
              <table:table-row>
                <table:table-cell table:style-name="Táboa15.A2" office:value-type="string">
                  <text:p text:style-name="P21">Número</text:p>
                </table:table-cell>
                <table:table-cell table:style-name="Táboa15.A2" office:value-type="string">
                  <text:p text:style-name="P21">Identificador único del amarre</text:p>
                </table:table-cell>
                <table:table-cell table:style-name="Táboa15.A2" office:value-type="string">
                  <text:p text:style-name="P21">Valor numérico de 4 dígitos</text:p>
                </table:table-cell>
                <table:table-cell table:style-name="Táboa15.D2" office:value-type="string">
                  <text:p text:style-name="P32">Clave primaria</text:p>
                </table:table-cell>
              </table:table-row>
              <table:table-row>
                <table:table-cell table:style-name="Táboa15.A2" office:value-type="string">
                  <text:p text:style-name="P21">Agua</text:p>
                </table:table-cell>
                <table:table-cell table:style-name="Táboa15.A2" office:value-type="string">
                  <text:p text:style-name="P21">Indica si tiene boca de agua</text:p>
                </table:table-cell>
                <table:table-cell table:style-name="Táboa15.A2" office:value-type="string">
                  <text:p text:style-name="P21">Un carácter</text:p>
                </table:table-cell>
                <table:table-cell table:style-name="Táboa15.D2" office:value-type="string">
                  <text:p text:style-name="P33">Debe tener contenido</text:p>
                </table:table-cell>
              </table:table-row>
              <table:table-row>
                <table:table-cell table:style-name="Táboa15.A2" office:value-type="string">
                  <text:p text:style-name="P21">Luz</text:p>
                </table:table-cell>
                <table:table-cell table:style-name="Táboa15.A2" office:value-type="string">
                  <text:p text:style-name="P21">Indica si tiene punto de luz</text:p>
                </table:table-cell>
                <table:table-cell table:style-name="Táboa15.A2" office:value-type="string">
                  <text:p text:style-name="P21">Un carácter</text:p>
                </table:table-cell>
                <table:table-cell table:style-name="Táboa15.D2" office:value-type="string">
                  <text:p text:style-name="P32">Debe tener contenido</text:p>
                </table:table-cell>
              </table:table-row>
              <table:table-row>
                <table:table-cell table:style-name="Táboa15.A2" office:value-type="string">
                  <text:p text:style-name="P21">Mantenimiento</text:p>
                </table:table-cell>
                <table:table-cell table:style-name="Táboa15.A2" office:value-type="string">
                  <text:p text:style-name="P21">Coste mensual de mantenimiento</text:p>
                </table:table-cell>
                <table:table-cell table:style-name="Táboa15.A2" office:value-type="string">
                  <text:p text:style-name="P21">Numérico de 4 enteros y 2 decimales</text:p>
                </table:table-cell>
                <table:table-cell table:style-name="Táboa15.D2" office:value-type="string">
                  <text:p text:style-name="P32">Debe tener contenido</text:p>
                </table:table-cell>
              </table:table-row>
              <table:table-row>
                <table:table-cell table:style-name="Táboa15.A2" office:value-type="string">
                  <text:p text:style-name="P34">Letra</text:p>
                </table:table-cell>
                <table:table-cell table:style-name="Táboa15.A2" office:value-type="string">
                  <text:p text:style-name="P35">Zona a la que pertenece</text:p>
                </table:table-cell>
                <table:table-cell table:style-name="Táboa15.A2" office:value-type="string">
                  <text:p text:style-name="P35">Un carácter</text:p>
                </table:table-cell>
                <table:table-cell table:style-name="Táboa15.D2" office:value-type="string">
                  <text:p text:style-name="P32">Debe tener contenido <text:span text:style-name="T17">y foránea a tabla Zona</text:span></text:p>
                </table:table-cell>
              </table:table-row>
            </table:table>
            <text:p text:style-name="P36"><text:span text:style-name="T12">TABLA </text:span><text:span text:style-name="T19">COMPRA</text:span><text:span text:style-name="T12">:</text:span> Contiene <text:span text:style-name="T18">información </text:span><text:span text:style-name="T21">sobre los distintos Itinerarios que recorren distintos Hábitats</text:span>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37">Nombre Columna</text:p>
                </table:table-cell>
                <table:table-cell table:style-name="Táboa11.A1" office:value-type="string">
                  <text:p text:style-name="P37">Descripción</text:p>
                </table:table-cell>
                <table:table-cell table:style-name="Táboa11.A1" office:value-type="string">
                  <text:p text:style-name="P37">Tipo dato</text:p>
                </table:table-cell>
                <table:table-cell table:style-name="Táboa11.D1" office:value-type="string">
                  <text:p text:style-name="P37">Restricciones</text:p>
                </table:table-cell>
              </table:table-row>
              <table:table-row>
                <table:table-cell table:style-name="Táboa11.A2" office:value-type="string">
                  <text:p text:style-name="P35">Numero</text:p>
                </table:table-cell>
                <table:table-cell table:style-name="Táboa11.A2" office:value-type="string">
                  <text:p text:style-name="P35">Identificador del punto de amarre que se compra</text:p>
                </table:table-cell>
                <table:table-cell table:style-name="Táboa11.A2" office:value-type="string">
                  <text:p text:style-name="P35">Valor numérico de 4 dígitos</text:p>
                </table:table-cell>
                <table:table-cell table:style-name="Táboa11.D2" office:value-type="string">
                  <text:p text:style-name="P38">Clave primaria <text:span text:style-name="T17">y foránea a tabla Amarre</text:span></text:p>
                </table:table-cell>
              </table:table-row>
              <table:table-row>
                <table:table-cell table:style-name="Táboa11.A2" office:value-type="string">
                  <text:p text:style-name="P35">Fecha</text:p>
                </table:table-cell>
                <table:table-cell table:style-name="Táboa11.A2" office:value-type="string">
                  <text:p text:style-name="P35">Fecha de la compra</text:p>
                </table:table-cell>
                <table:table-cell table:style-name="Táboa11.A2" office:value-type="string">
                  <text:p text:style-name="P35">fecha</text:p>
                </table:table-cell>
                <table:table-cell table:style-name="Táboa11.D2" office:value-type="string">
                  <text:p text:style-name="P39">Clave primaria</text:p>
                </table:table-cell>
              </table:table-row>
              <table:table-row table:style-name="Táboa11.4">
                <table:table-cell table:style-name="Táboa11.A2" office:value-type="string">
                  <text:p text:style-name="P35">Socio</text:p>
                </table:table-cell>
                <table:table-cell table:style-name="Táboa11.A2" office:value-type="string">
                  <text:p text:style-name="P35">Socio que compra</text:p>
                </table:table-cell>
                <table:table-cell table:style-name="Táboa11.A2" office:value-type="string">
                  <text:p text:style-name="P35">Varlor numérico de 4 dígitos</text:p>
                </table:table-cell>
                <table:table-cell table:style-name="Táboa11.D2" office:value-type="string">
                  <text:p text:style-name="P40">Clave foránea con la tabla Guia</text:p>
                </table:table-cell>
              </table:table-row>
            </table:table>
            <text:p text:style-name="P36"><text:span text:style-name="T12">TABLA </text:span><text:span text:style-name="T19">OCUPA</text:span><text:span text:style-name="T12">:</text:span> Contiene <text:span text:style-name="T22">información de </text:span><text:span text:style-name="T23">los Hábitats en los que viven las Especies</text:span>.</text:p>
            <table:table table:name="Táboa18" table:style-name="Táboa18">
              <table:table-column table:style-name="Táboa18.A"/>
              <table:table-column table:style-name="Táboa18.B"/>
              <table:table-column table:style-name="Táboa18.C"/>
              <table:table-column table:style-name="Táboa18.D"/>
              <table:table-row>
                <table:table-cell table:style-name="Táboa18.A1" office:value-type="string">
                  <text:p text:style-name="P41">Nombre Columna</text:p>
                </table:table-cell>
                <table:table-cell table:style-name="Táboa18.A1" office:value-type="string">
                  <text:p text:style-name="P41">Descripción</text:p>
                </table:table-cell>
                <table:table-cell table:style-name="Táboa18.A1" office:value-type="string">
                  <text:p text:style-name="P41">Tipo dato</text:p>
                </table:table-cell>
                <table:table-cell table:style-name="Táboa18.D1" office:value-type="string">
                  <text:p text:style-name="P41">Restricciones</text:p>
                </table:table-cell>
              </table:table-row>
              <table:table-row>
                <table:table-cell table:style-name="Táboa18.A2" office:value-type="string">
                  <text:p text:style-name="P35">Numero</text:p>
                </table:table-cell>
                <table:table-cell table:style-name="Táboa18.A2" office:value-type="string">
                  <text:p text:style-name="P35">Identificador del punto de amarre que se ocupa</text:p>
                </table:table-cell>
                <table:table-cell table:style-name="Táboa18.A2" office:value-type="string">
                  <text:p text:style-name="P35">Valor numérico de 4 dígitos</text:p>
                </table:table-cell>
                <table:table-cell table:style-name="Táboa18.D2" office:value-type="string">
                  <text:p text:style-name="P42">Clave primaria</text:p>
                </table:table-cell>
              </table:table-row>
              <table:table-row>
                <table:table-cell table:style-name="Táboa18.A2" office:value-type="string">
                  <text:p text:style-name="P35">Fecha</text:p>
                </table:table-cell>
                <table:table-cell table:style-name="Táboa18.A2" office:value-type="string">
                  <text:p text:style-name="P35">Fecha inicial de ocupación</text:p>
                </table:table-cell>
                <table:table-cell table:style-name="Táboa18.A2" office:value-type="string">
                  <text:p text:style-name="P35">fecha</text:p>
                </table:table-cell>
                <table:table-cell table:style-name="Táboa18.D2" office:value-type="string">
                  <text:p text:style-name="P39">Debe tener contenido</text:p>
                </table:table-cell>
              </table:table-row>
              <table:table-row>
                <table:table-cell table:style-name="Táboa18.A2" office:value-type="string">
                  <text:p text:style-name="P35">Matricula</text:p>
                </table:table-cell>
                <table:table-cell table:style-name="Táboa18.A2" office:value-type="string">
                  <text:p text:style-name="P35">Embarcación que ocupa</text:p>
                </table:table-cell>
                <table:table-cell table:style-name="Táboa18.A2" office:value-type="string">
                  <text:p text:style-name="P35">Cadena de texto de 10 caracteres</text:p>
                </table:table-cell>
                <table:table-cell table:style-name="Táboa18.D2" office:value-type="string">
                  <text:p text:style-name="P42">Clave ajena con la tabla <text:span text:style-name="T17">Embarcacion</text:span></text:p>
                </table:table-cell>
              </table:table-row>
            </table:table>
            <text:p text:style-name="P43"><text:span text:style-name="T12">TABLA </text:span><text:span text:style-name="T24">ATIENDE</text:span><text:span text:style-name="T12">:</text:span> Contiene <text:span text:style-name="T22">información de </text:span><text:span text:style-name="T25">servicios realizados por los Cuidadores a las Especies</text:span>.</text:p>
            <table:table table:name="Táboa21" table:style-name="Táboa21">
              <table:table-column table:style-name="Táboa21.A"/>
              <table:table-column table:style-name="Táboa21.B"/>
              <table:table-column table:style-name="Táboa21.C"/>
              <table:table-column table:style-name="Táboa21.D"/>
              <table:table-row>
                <table:table-cell table:style-name="Táboa21.A1" office:value-type="string">
                  <text:p text:style-name="P44">Nombre Columna</text:p>
                </table:table-cell>
                <table:table-cell table:style-name="Táboa21.A1" office:value-type="string">
                  <text:p text:style-name="P44">Descripción</text:p>
                </table:table-cell>
                <table:table-cell table:style-name="Táboa21.A1" office:value-type="string">
                  <text:p text:style-name="P44">Tipo dato</text:p>
                </table:table-cell>
                <table:table-cell table:style-name="Táboa21.D1" office:value-type="string">
                  <text:p text:style-name="P44">Restricciones</text:p>
                </table:table-cell>
              </table:table-row>
              <table:table-row>
                <table:table-cell table:style-name="Táboa21.A2" office:value-type="string">
                  <text:p text:style-name="P45">Empleado</text:p>
                </table:table-cell>
                <table:table-cell table:style-name="Táboa21.A2" office:value-type="string">
                  <text:p text:style-name="P45">Identificador del empleado que realiza la atención</text:p>
                </table:table-cell>
                <table:table-cell table:style-name="Táboa21.A2" office:value-type="string">
                  <text:p text:style-name="P45">Valor numérico de 4 dígitos</text:p>
                </table:table-cell>
                <table:table-cell table:style-name="Táboa21.D2" office:value-type="string">
                  <text:p text:style-name="P46">Clave primaria <text:span text:style-name="T26">y ajena con la tabla Empleado</text:span></text:p>
                </table:table-cell>
              </table:table-row>
              <table:table-row>
                <table:table-cell table:style-name="Táboa21.A2" office:value-type="string">
                  <text:p text:style-name="P45">Letra</text:p>
                </table:table-cell>
                <table:table-cell table:style-name="Táboa21.A2" office:value-type="string">
                  <text:p text:style-name="P45">Zona en la que se realiza la atención</text:p>
                </table:table-cell>
                <table:table-cell table:style-name="Táboa21.A2" office:value-type="string">
                  <text:p text:style-name="P45">Un carácter</text:p>
                </table:table-cell>
                <table:table-cell table:style-name="Táboa21.D2" office:value-type="string">
                  <text:p text:style-name="P47">Clave primaria y ajena con la tabla Zona</text:p>
                </table:table-cell>
              </table:table-row>
            </table:table>
            <text:p text:style-name="P48"><text:span text:style-name="T27">GRÁFICO</text:span><text:span text:style-name="T28">:</text:span></text:p>
            <text:p text:style-name="P49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50"><text:span text:style-name="T29">Criterios de puntuación</text:span>. <text:span text:style-name="T29">Total 10 puntos.</text:span></text:p>
          </table:table-cell>
        </table:table-row>
      </table:table>
      <text:p text:style-name="P51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52"><text:span text:style-name="T30">Ejercicio 1</text:span><text:span text:style-name="T9">:</text:span><text:tab/><text:span text:style-name="T31">8</text:span>,<text:span text:style-name="T32">00</text:span> puntos</text:p>
                <text:list>
                  <text:list-item>
                    <text:p text:style-name="P53">Al ejecutar en el editor de SQL, debe funcionar.</text:p>
                  </text:list-item>
                  <text:list-item>
                    <text:p text:style-name="P53">Cada tabla con las restricciones y especificaciones: 1 punto</text:p>
                  </text:list-item>
                </text:list>
              </text:list-item>
              <text:list-item>
                <text:p text:style-name="P52"><text:span text:style-name="T33">Gráfico</text:span><text:span text:style-name="T9">:</text:span><text:tab/><text:span text:style-name="T31">2</text:span><text:span text:style-name="T32">,</text:span><text:span text:style-name="T31">0</text:span><text:span text:style-name="T32">0</text:span> puntos</text:p>
              </text:list-item>
            </text:list>
            <text:p text:style-name="P54">TOTAL: 10 puntos</text:p>
          </table:table-cell>
        </table:table-row>
      </table:table>
      <text:p text:style-name="P51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50"><text:span text:style-name="T34">Recursos necesarios para realizar la tarea</text:span>.</text:p>
          </table:table-cell>
        </table:table-row>
      </table:table>
      <text:p text:style-name="P55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56">Ordenador personal con, al menos 1 Gigabyte de memoria RAM.</text:p>
              </text:list-item>
              <text:list-item>
                <text:p text:style-name="P56">Oracle Database 18c <text:span text:style-name="T32">XE instalado</text:span> (o versión posterior).</text:p>
              </text:list-item>
              <text:list-item>
                <text:p text:style-name="P57">SQLDeveloper opcional.</text:p>
              </text:list-item>
            </text:list>
          </table:table-cell>
        </table:table-row>
      </table:table>
      <text:p text:style-name="P55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58"><text:span text:style-name="T35">Consejos y recomendaciones</text:span>.</text:p>
          </table:table-cell>
        </table:table-row>
      </table:table>
      <text:p text:style-name="P59"/>
      <table:table table:name="Táboa8" table:style-name="Táboa8">
        <table:table-column table:style-name="Táboa8.A"/>
        <text:soft-page-break/>
        <table:table-row>
          <table:table-cell table:style-name="Táboa8.A1" office:value-type="string">
            <text:list text:continue-numbering="true" text:style-name="L2">
              <text:list-item>
                <text:p text:style-name="P60">Para estos ejercicios tendrás que hacer uso de algunos operadores con los que aún no has trabajado, recuerda que en el apartado <text:span text:style-name="T9">Elementos del lenguaje. Normas de escritura</text:span> tienes un documento con los operadores más comunes.</text:p>
              </text:list-item>
              <text:list-item>
                <text:p text:style-name="P60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59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61"><text:span text:style-name="T36">Indicaciones de entrega</text:span>.</text:p>
          </table:table-cell>
        </table:table-row>
      </table:table>
      <text:p text:style-name="P59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62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63">apellido1_apellido2_nombre_SIGxx_Tarea</text:p>
            <text:list text:continue-numbering="true" text:style-name="L2">
              <text:list-item>
                <text:p text:style-name="P62">Asegúrate <text:span text:style-name="T37">que el nombre no contenga la letra ñ, tildes ni caracteres especiales extraños. Así, por ejemplo, la alumna </text:span><text:span text:style-name="T38">Fulgencia </text:span><text:span text:style-name="T39">Berdeal</text:span><text:span text:style-name="T38"> </text:span><text:span text:style-name="T39">Outes</text:span><text:span text:style-name="T37"> para la primera unidad del MP de BD debería nombrar esta tarea como:</text:span></text:p>
              </text:list-item>
            </text:list>
            <text:p text:style-name="P63"><text:span text:style-name="T40">berdeal</text:span>_<text:span text:style-name="T40">outes</text:span>_fulgencia_BD0<text:span text:style-name="T32">2</text:span>_Tarea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c31115"/>
    </style:style>
    <style:style style:name="MT4" style:family="text">
      <style:text-properties officeooo:rsid="0086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ClubNáutico</text:span><text:span text:style-name="MT4">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1-06T22:11:50.213893800</dc:date>
    <meta:editing-duration>PT6H46M24S</meta:editing-duration>
    <meta:editing-cycles>129</meta:editing-cycles>
    <meta:generator>LibreOffice/25.8.2.2$Windows_X86_64 LibreOffice_project/d401f2107ccab8f924a8e2df40f573aab7605b6f</meta:generator>
    <meta:document-statistic meta:table-count="18" meta:image-count="0" meta:object-count="0" meta:page-count="3" meta:paragraph-count="220" meta:word-count="1273" meta:character-count="7882" meta:non-whitespace-character-count="6846"/>
  </office:meta>
</office:document-meta>
</file>